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F0000021258F7B8D62D963D0E.png" manifest:media-type="image/png"/>
  <manifest:file-entry manifest:full-path="Pictures/1000416600008D2E00004F6045D45030E4D3EC4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unset-title">
      <style:graphic-properties draw:auto-grow-height="true" fo:min-height="2.601cm"/>
      <style:paragraph-properties style:writing-mode="lr-tb"/>
    </style:style>
    <style:style style:name="pr2" style:family="presentation" style:parent-style-name="Sunset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Sunset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Sunset-outline1">
      <style:graphic-properties fo:min-height="9.75cm"/>
      <style:paragraph-properties style:writing-mode="lr-tb"/>
    </style:style>
    <style:style style:name="pr5" style:family="presentation" style:parent-style-name="Sunset-notes">
      <style:graphic-properties draw:fill-color="#ffffff" fo:min-height="14cm"/>
      <style:paragraph-properties style:writing-mode="lr-tb"/>
    </style:style>
    <style:style style:name="pr6" style:family="presentation" style:parent-style-name="Sunset-title">
      <style:graphic-properties fo:min-height="2.5cm"/>
      <style:paragraph-properties style:writing-mode="lr-tb"/>
    </style:style>
    <style:style style:name="pr7" style:family="presentation" style:parent-style-name="Sunset-title">
      <style:graphic-properties fo:min-height="3.901cm"/>
      <style:paragraph-properties style:writing-mode="lr-tb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.3cm" fo:text-indent="0cm"/>
      <style:text-properties fo:color="#ffffff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fo:color="#ffffff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/>
    </style:style>
    <style:style style:name="T9" style:family="text">
      <style:text-properties fo:color="#ffffff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text-position="0% 100%" style:font-name="Liberation Serif" fo:font-size="26pt" fo:font-style="normal" fo:text-shadow="none" style:text-underline-style="none" fo:font-weight="normal" style:letter-kerning="true" style:font-name-asian="Liberation Serif" style:font-size-asian="26pt" style:font-style-asian="normal" style:font-weight-asian="normal" style:font-name-complex="Liberation Serif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text-style-name="P1" draw:layer="layout" svg:width="8.8cm" svg:height="2.601cm" svg:x="9.6cm" svg:y="0.95cm" presentation:class="title" presentation:user-transformed="true">
          <draw:text-box>
            <text:p>CONGESTION CONTROL</text:p>
          </draw:text-box>
        </draw:frame>
        <draw:frame presentation:style-name="pr2" draw:text-style-name="P3" draw:layer="layout" svg:width="22.5cm" svg:height="10cm" svg:x="2.75cm" svg:y="3.8cm" presentation:class="subtitle" presentation:user-transformed="true">
          <draw:text-box>
            <text:p text:style-name="P2">PROBLEM FORMULATION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>
        <office:forms form:automatic-focus="false" form:apply-design-mode="false"/>
        <draw:frame presentation:style-name="pr4" draw:layer="layout" svg:width="22.5cm" svg:height="10cm" svg:x="2.75cm" svg:y="3.8cm" presentation:class="outline">
          <draw:text-box>
            <text:list text:style-name="L2">
              <text:list-header>
                <text:p>Network Topology:<text:tab/></text:p>
                <text:p>The network topology is represented as a graph <text:span text:style-name="T1">G(N, E)</text:span><text:span text:style-name="T2">,</text:span> being <text:span text:style-name="T1">N</text:span> the set of network nodes, and <text:span text:style-name="T1">E</text:span> the set of links composing the network.</text:p>
                <text:p>Each link <text:span text:style-name="T1">e</text:span> belongs to <text:span text:style-name="T1">E</text:span> has a single initial node denoted as a(e) and a single end node denoted as b(e), both belonging to N. </text:p>
                <text:p>Thus, only unidirectional links are considered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>
        <office:forms form:automatic-focus="false" form:apply-design-mode="false"/>
        <draw:frame presentation:style-name="pr4" draw:layer="layout" svg:width="22.5cm" svg:height="10cm" svg:x="2.75cm" svg:y="3.8cm" presentation:class="outline" presentation:user-transformed="true">
          <draw:text-box>
            <text:list text:style-name="L2">
              <text:list-header>
                <text:p text:style-name="P5">δ(n) is the set of all e ∈ E such that b(e) = n</text:p>
                <text:list>
                  <text:list-item>
                    <text:list>
                      <text:list-header>
                        <text:p><text:span text:style-name="T3">--&gt; <text:s/>Basically a notation for the set of all incoming links.</text:span></text:p>
                        <text:p><text:span text:style-name="T3"/></text:p>
                      </text:list-header>
                    </text:list>
                  </text:list-item>
                </text:list>
                <text:p text:style-name="P5"><text:span text:style-name="T4">Each link e ∈ E <text:s/>has associated a real number uₑ representing its capacity, that is, the amount of average traffic it can transfer.</text:span></text:p>
                <text:list>
                  <text:list-item>
                    <text:list>
                      <text:list-header>
                        <text:p><text:span text:style-name="T4">--&gt; <text:s/>Capacities of all the links can be represented by a vector</text:span><text:span text:style-name="T4"><text:tab/></text:span><text:span text:style-name="T4">u = {uₑ, e∈ E}. </text:span></text:p>
                      </text:list-header>
                    </text:list>
                    <text:p text:style-name="P6"/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2T1">
        <office:forms form:automatic-focus="false" form:apply-design-mode="false"/>
        <draw:frame presentation:style-name="pr6" draw:layer="layout" svg:width="8.8cm" svg:height="2.601cm" svg:x="9.6cm" svg:y="0.95cm" presentation:class="title" presentation:user-transformed="true">
          <draw:text-box>
            <text:p>Traffic Demands</text:p>
          </draw:text-box>
        </draw:frame>
        <draw:frame presentation:style-name="pr4" draw:layer="layout" svg:width="22.5cm" svg:height="10cm" svg:x="2.75cm" svg:y="3.8cm" presentation:class="outline">
          <draw:text-box>
            <text:list text:style-name="L2">
              <text:list-header>
                <text:p>Traffic offered to the network is composed of a D of traffic demands. </text:p>
                <text:p>Each demand d ∈ D represents a traffic flow. </text:p>
                <text:p>a(d) - denotes the set of one or more nodes generating the flow d (i.e., the set of all nodes generating the traffic.)</text:p>
                <text:p>and b(d) is the set of one or more nodes where the flow is targeted. (i.e., the set of all nodes receiving the traffic.)</text:p>
                <text:p>No node can simultaneously be source and destination of a demand (a(d) ∩ b(d) = ∅)</text:p>
                <text:p>h(d) denotes the the actual bandwidth allocate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2T1">
        <office:forms form:automatic-focus="false" form:apply-design-mode="false"/>
        <draw:frame presentation:style-name="pr7" draw:layer="layout" svg:width="11.4cm" svg:height="3.901cm" svg:x="8.6cm" svg:y="0.995cm" presentation:class="title" presentation:user-transformed="true">
          <draw:text-box>
            <text:p>Congestion Control algorithms</text:p>
          </draw:text-box>
        </draw:frame>
        <draw:frame presentation:style-name="pr4" draw:layer="layout" svg:width="22.5cm" svg:height="10cm" svg:x="2.8cm" svg:y="4.896cm" presentation:class="outline" presentation:user-transformed="true">
          <draw:text-box>
            <text:list text:style-name="L2">
              <text:list-header>
                <text:p>Congestion control algorithms are code running in the traffic sources that computes an upper limit to the allowed rate to inject in the network.</text:p>
                <text:p>The role of a congestion control mechanism is precisely to avoid this, enforcing two goals: </text:p>
                <text:list>
                  <text:list-header>
                    <text:p>(i) a fair bandwidth assignment among the connections and </text:p>
                    <text:p>(ii) utilizing the network links as much as possible, but still keeping traffic losses and packet delays at acceptable levels.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2T1">
        <office:forms form:automatic-focus="false" form:apply-design-mode="false"/>
        <draw:frame presentation:style-name="pr6" draw:layer="layout" svg:width="8.8cm" svg:height="2.601cm" svg:x="9.6cm" svg:y="0.95cm" presentation:class="title" presentation:placeholder="true">
          <draw:text-box/>
        </draw:frame>
        <draw:frame presentation:style-name="pr4" draw:layer="layout" svg:width="22.5cm" svg:height="10cm" svg:x="2.75cm" svg:y="3.8cm" presentation:class="outline">
          <draw:text-box>
            <text:list text:style-name="L2">
              <text:list-header>
                <text:p>A network of millions of users and links, with a multitude of technologies and link bandwidths ranging from Kbps to Gbps and loosely organized as an interconnection of thousands of subnetworks administered by different institutions. </text:p>
                <text:p>The majority of the traffic in the Internet is exchanged through TCP (Transmission Control Protocol) connections between end users. </text:p>
                <text:p>TCP congestion control is the paramount example of how it is possible to successfully adjust connection rates in a fair and scalable decentralized form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2T1">
        <office:forms form:automatic-focus="false" form:apply-design-mode="false"/>
        <draw:frame presentation:style-name="pr6" draw:layer="layout" svg:width="8.8cm" svg:height="2.5cm" svg:x="9.6cm" svg:y="1cm" presentation:class="title" presentation:user-transformed="true">
          <draw:text-box>
            <text:p>NUM Model</text:p>
          </draw:text-box>
        </draw:frame>
        <draw:frame presentation:style-name="pr4" draw:layer="layout" svg:width="22.5cm" svg:height="10cm" svg:x="2.75cm" svg:y="3.8cm" presentation:class="outline">
          <draw:text-box>
            <text:list text:style-name="L2">
              <text:list-header>
                <text:p>The congestion control can be modeled as a Network Utility Maximization (NUM) problem</text:p>
                <text:p>Let G(N,E) be a network, where N is the set of nodes and E the set of links. </text:p>
                <text:p>The sources of traffic are the demands in a demand set D.</text:p>
                <text:p>The traffic h(d) injected by a demand d is routed through a path p(d). </text:p>
                <text:p>Each traffic source d has an associated utility function U<text:span text:style-name="T5">d</text:span>(h<text:span text:style-name="T5">d</text:span>)</text:p>
                <text:p><text:span text:style-name="T4">The basic NUM congestion control model assigns the rates h = {h</text:span><text:span text:style-name="T6">d</text:span><text:span text:style-name="T7"> , d </text:span><text:span text:style-name="T8">∈D} that solves </text:span><text:span text:style-name="T9">max(h) </text:span><text:span text:style-name="T10">Σ</text:span><text:span text:style-name="T11"> </text:span>U<text:span text:style-name="T5">d</text:span>(h<text:span text:style-name="T5">d</text:span>)</text:p>
                <text:p>The objective function maximizes the so-called network utility, defined as the sum of the utilities of all the demands in the network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color="#ffffff"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office:forms form:automatic-focus="false" form:apply-design-mode="false"/>
      <draw:frame draw:style-name="Mgr3" draw:text-style-name="MP5" draw:layer="backgroundobjects" svg:width="27.999cm" svg:height="15.741cm" svg:x="0cm" svg:y="0.009cm">
        <draw:image xlink:href="Pictures/1000416600008D2E00004F6045D45030E4D3EC44.svg" xlink:type="simple" xlink:show="embed" xlink:actuate="onLoad" loext:mime-type="image/svg+xml">
          <text:p/>
        </draw:image>
        <draw:image xlink:href="Pictures/10000201000003AF0000021258F7B8D62D963D0E.png" xlink:type="simple" xlink:show="embed" xlink:actuate="onLoad" loext:mime-type="image/png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presentation:style-name="Sunset-outline1" draw:layer="backgroundobjects" svg:width="22.5cm" svg:height="10cm" svg:x="2.75cm" svg:y="3.8cm" presentation:class="outline" presentation:placeholder="true">
        <draw:text-box/>
      </draw:frame>
      <draw:frame presentation:style-name="Mpr1" draw:text-style-name="MP2" draw:layer="backgroundobjects" svg:width="5.923cm" svg:height="1.086cm" svg:x="2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123cm" svg:height="1.086cm" svg:x="19.6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23:24:02.910668356</meta:creation-date>
    <meta:editing-duration>PT5M19S</meta:editing-duration>
    <meta:editing-cycles>2</meta:editing-cycles>
    <meta:generator>LibreOffice/6.4.6.2$Linux_X86_64 LibreOffice_project/40$Build-2</meta:generator>
    <dc:title>Sunset</dc:title>
    <dc:date>2021-01-29T00:10:51.596106613</dc:date>
    <meta:document-statistic meta:object-count="48"/>
  </office:meta>
</office:document-meta>
</file>